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<text:span text:style-name="T2">Question 11:<text:s/></text:span><text:span text:style-name="T3">Write a program to find the largest of three numbers using<text:s/></text:span><text:span text:style-name="T4">nested if.</text:span></text:p>
      <text:p text:style-name="P5"/>
      <text:p text:style-name="P6">#include &lt;iostream&gt;</text:p>
      <text:p text:style-name="P7">using namespace std;</text:p>
      <text:p text:style-name="P8"/>
      <text:p text:style-name="P9">int<text:s/>main() {</text:p>
      <text:p text:style-name="P10"><text:s text:c="4"/>int<text:s/>a, b, c;</text:p>
      <text:p text:style-name="P11"><text:s text:c="4"/>cout &lt;&lt; “Enter three numbers: “;</text:p>
      <text:p text:style-name="P12"><text:s text:c="4"/>cin &gt;&gt; a &gt;&gt; b &gt;&gt; c;</text:p>
      <text:p text:style-name="P13"/>
      <text:p text:style-name="P14"><text:s text:c="4"/>if (a &gt; b) {</text:p>
      <text:p text:style-name="P15"><text:s text:c="8"/>if<text:s/>(a &gt; c) {</text:p>
      <text:p text:style-name="P16"><text:s text:c="12"/>cout &lt;&lt; “The largest number is: “ &lt;&lt; a &lt;&lt; endl;</text:p>
      <text:p text:style-name="P17"><text:s text:c="8"/>} else {</text:p>
      <text:p text:style-name="P18"><text:s text:c="12"/>cout &lt;&lt; “The largest number is: “ &lt;&lt; c &lt;&lt; endl;</text:p>
      <text:p text:style-name="P19"><text:s text:c="8"/>}</text:p>
      <text:p text:style-name="P20"><text:s text:c="4"/>} else {</text:p>
      <text:p text:style-name="P21"><text:s text:c="8"/>if (b &gt; c) {</text:p>
      <text:p text:style-name="P22"><text:s text:c="12"/>cout &lt;&lt; “The largest number is: “ &lt;&lt; b &lt;&lt; endl;</text:p>
      <text:p text:style-name="P23"><text:s text:c="8"/>} else {</text:p>
      <text:p text:style-name="P24"><text:s text:c="12"/>cout &lt;&lt; “The largest number is: “ &lt;&lt; c &lt;&lt; endl;</text:p>
      <text:p text:style-name="P25"><text:s text:c="8"/>}</text:p>
      <text:p text:style-name="P26"><text:s text:c="4"/>}</text:p>
      <text:p text:style-name="P27"><text:s text:c="4"/>return 0;</text:p>
      <text:p text:style-name="P28">}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4:56:00Z</meta:creation-date>
    <dc:date>2024-12-23T04:56:00Z</dc:date>
    <meta:template xlink:href="Normal.dotm" xlink:type="simple"/>
    <meta:editing-cycles>7</meta:editing-cycles>
    <meta:editing-duration>PT240S</meta:editing-duration>
    <meta:document-statistic meta:page-count="1" meta:paragraph-count="1" meta:word-count="90" meta:character-count="606" meta:row-count="4" meta:non-whitespace-character-count="517"/>
  </office:meta>
</office:document-meta>
</file>